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1.0535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0.1957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1.3756in"/>
    </style:style>
    <style:style style:name="co16" style:family="table-column">
      <style:table-column-properties fo:break-before="auto" style:column-width="1.4929in"/>
    </style:style>
    <style:style style:name="co17" style:family="table-column">
      <style:table-column-properties fo:break-before="auto" style:column-width="1.5689in"/>
    </style:style>
    <style:style style:name="co18" style:family="table-column">
      <style:table-column-properties fo:break-before="auto" style:column-width="1.3862in"/>
    </style:style>
    <style:style style:name="co19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_power_raising_test_averages_scale_no_fixScale_16k" table:style-name="ta1">
        <table:shapes>
          <draw:frame draw:z-index="0" draw:style-name="gr1" draw:text-style-name="P1" svg:width="7.9346in" svg:height="3.5429in" svg:x="3.872in" svg:y="0.6248in">
            <draw:object draw:notify-on-update-of-ranges="1_power_raising_test_averages_scale_no_fixScale_16k.A3:1_power_raising_test_averages_scale_no_fixScale_16k.A42 1_power_raising_test_averages_scale_no_fixScale_16k.B3:1_power_raising_test_averages_scale_no_fixScale_16k.B42 1_power_raising_test_averages_scale_no_fixScale_16k.C3:1_power_raising_test_averages_scale_no_fixScale_16k.C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7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times_to_square</text:p>
          </table:table-cell>
          <table:table-cell office:value-type="string" calcext:value-type="string">
            <text:p>max_nr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log(mse)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log(err) HELibC8</text:p>
          </table:table-cell>
          <table:table-cell office:value-type="string" calcext:value-type="string">
            <text:p>log(err) SEAL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7.448" calcext:value-type="float">
            <text:p>127.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.798" calcext:value-type="float">
            <text:p>195.798</text:p>
          </table:table-cell>
          <table:table-cell office:value-type="float" office:value="187.861" calcext:value-type="float">
            <text:p>187.861</text:p>
          </table:table-cell>
          <table:table-cell office:value-type="float" office:value="923641" calcext:value-type="float">
            <text:p>923641</text:p>
          </table:table-cell>
          <table:table-cell office:value-type="float" office:value="34002" calcext:value-type="float">
            <text:p>34002</text:p>
          </table:table-cell>
          <table:table-cell office:value-type="float" office:value="183283" calcext:value-type="float">
            <text:p>183283</text:p>
          </table:table-cell>
          <table:table-cell office:value-type="float" office:value="27609" calcext:value-type="float">
            <text:p>27609</text:p>
          </table:table-cell>
          <table:table-cell office:value-type="float" office:value="0.00163828" calcext:value-type="float">
            <text:p>0.00163828</text:p>
          </table:table-cell>
          <table:table-cell table:formula="of:=LOG10([.AJ2])" office:value-type="float" office:value="-2.78561187054706" calcext:value-type="float">
            <text:p>-2.785611870547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K2]" office:value-type="float" office:value="-2.78561187054706" calcext:value-type="float">
            <text:p>-2.78561187054706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7.448" calcext:value-type="float">
            <text:p>127.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.826" calcext:value-type="float">
            <text:p>195.826</text:p>
          </table:table-cell>
          <table:table-cell office:value-type="float" office:value="187.943" calcext:value-type="float">
            <text:p>187.943</text:p>
          </table:table-cell>
          <table:table-cell office:value-type="float" office:value="926564" calcext:value-type="float">
            <text:p>926564</text:p>
          </table:table-cell>
          <table:table-cell office:value-type="float" office:value="36040" calcext:value-type="float">
            <text:p>36040</text:p>
          </table:table-cell>
          <table:table-cell office:value-type="float" office:value="184948" calcext:value-type="float">
            <text:p>184948</text:p>
          </table:table-cell>
          <table:table-cell office:value-type="float" office:value="27322" calcext:value-type="float">
            <text:p>27322</text:p>
          </table:table-cell>
          <table:table-cell office:value-type="float" office:value="0.000409329" calcext:value-type="float">
            <text:p>0.000409329</text:p>
          </table:table-cell>
          <table:table-cell table:formula="of:=LOG10([.AJ3])" office:value-type="float" office:value="-3.38792748551887" calcext:value-type="float">
            <text:p>-3.38792748551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K3]" office:value-type="float" office:value="-3.38792748551887" calcext:value-type="float">
            <text:p>-3.38792748551887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6.966" calcext:value-type="float">
            <text:p>126.9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62" calcext:value-type="float">
            <text:p>206.062</text:p>
          </table:table-cell>
          <table:table-cell office:value-type="float" office:value="198.187" calcext:value-type="float">
            <text:p>198.187</text:p>
          </table:table-cell>
          <table:table-cell office:value-type="float" office:value="943017" calcext:value-type="float">
            <text:p>943017</text:p>
          </table:table-cell>
          <table:table-cell office:value-type="float" office:value="35840" calcext:value-type="float">
            <text:p>35840</text:p>
          </table:table-cell>
          <table:table-cell office:value-type="float" office:value="198316" calcext:value-type="float">
            <text:p>198316</text:p>
          </table:table-cell>
          <table:table-cell office:value-type="float" office:value="29135" calcext:value-type="float">
            <text:p>29135</text:p>
          </table:table-cell>
          <table:table-cell office:value-type="float" office:value="0.000102193" calcext:value-type="float">
            <text:p>0.000102193</text:p>
          </table:table-cell>
          <table:table-cell table:formula="of:=LOG10([.AJ4])" office:value-type="float" office:value="-3.99057885141745" calcext:value-type="float">
            <text:p>-3.990578851417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K4]" office:value-type="float" office:value="-3.99057885141745" calcext:value-type="float">
            <text:p>-3.99057885141745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6.966" calcext:value-type="float">
            <text:p>126.9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3" calcext:value-type="float">
            <text:p>206.043</text:p>
          </table:table-cell>
          <table:table-cell office:value-type="float" office:value="198.292" calcext:value-type="float">
            <text:p>198.292</text:p>
          </table:table-cell>
          <table:table-cell office:value-type="float" office:value="923406" calcext:value-type="float">
            <text:p>923406</text:p>
          </table:table-cell>
          <table:table-cell office:value-type="float" office:value="33566" calcext:value-type="float">
            <text:p>33566</text:p>
          </table:table-cell>
          <table:table-cell office:value-type="float" office:value="188208" calcext:value-type="float">
            <text:p>188208</text:p>
          </table:table-cell>
          <table:table-cell office:value-type="float" office:value="28354" calcext:value-type="float">
            <text:p>28354</text:p>
          </table:table-cell>
          <table:table-cell office:value-type="float" office:value="0.0000253446" calcext:value-type="float">
            <text:p>0.0000253446</text:p>
          </table:table-cell>
          <table:table-cell table:formula="of:=LOG10([.AJ5])" office:value-type="float" office:value="-4.59611455861946" calcext:value-type="float">
            <text:p>-4.596114558619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K5]" office:value-type="float" office:value="-4.59611455861946" calcext:value-type="float">
            <text:p>-4.59611455861946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6.416" calcext:value-type="float">
            <text:p>126.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.94" calcext:value-type="float">
            <text:p>205.94</text:p>
          </table:table-cell>
          <table:table-cell office:value-type="float" office:value="198.074" calcext:value-type="float">
            <text:p>198.074</text:p>
          </table:table-cell>
          <table:table-cell office:value-type="float" office:value="922544" calcext:value-type="float">
            <text:p>922544</text:p>
          </table:table-cell>
          <table:table-cell office:value-type="float" office:value="35498" calcext:value-type="float">
            <text:p>35498</text:p>
          </table:table-cell>
          <table:table-cell office:value-type="float" office:value="190934" calcext:value-type="float">
            <text:p>190934</text:p>
          </table:table-cell>
          <table:table-cell office:value-type="float" office:value="28172" calcext:value-type="float">
            <text:p>28172</text:p>
          </table:table-cell>
          <table:table-cell office:value-type="float" office:value="0.00000639552" calcext:value-type="float">
            <text:p>0.00000639552</text:p>
          </table:table-cell>
          <table:table-cell table:formula="of:=LOG10([.AJ6])" office:value-type="float" office:value="-5.19412413860527" calcext:value-type="float">
            <text:p>-5.19412413860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K6]" office:value-type="float" office:value="-5.19412413860527" calcext:value-type="float">
            <text:p>-5.19412413860527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6.416" calcext:value-type="float">
            <text:p>126.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121" calcext:value-type="float">
            <text:p>206.121</text:p>
          </table:table-cell>
          <table:table-cell office:value-type="float" office:value="198.23" calcext:value-type="float">
            <text:p>198.23</text:p>
          </table:table-cell>
          <table:table-cell office:value-type="float" office:value="954915" calcext:value-type="float">
            <text:p>954915</text:p>
          </table:table-cell>
          <table:table-cell office:value-type="float" office:value="36766" calcext:value-type="float">
            <text:p>36766</text:p>
          </table:table-cell>
          <table:table-cell office:value-type="float" office:value="190504" calcext:value-type="float">
            <text:p>190504</text:p>
          </table:table-cell>
          <table:table-cell office:value-type="float" office:value="28804" calcext:value-type="float">
            <text:p>28804</text:p>
          </table:table-cell>
          <table:table-cell office:value-type="float" office:value="0.00000157916" calcext:value-type="float">
            <text:p>0.00000157916</text:p>
          </table:table-cell>
          <table:table-cell table:formula="of:=LOG10([.AJ7])" office:value-type="float" office:value="-5.80157386518057" calcext:value-type="float">
            <text:p>-5.801573865180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K7]" office:value-type="float" office:value="-5.80157386518057" calcext:value-type="float">
            <text:p>-5.80157386518057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6.416" calcext:value-type="float">
            <text:p>126.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8" calcext:value-type="float">
            <text:p>206.08</text:p>
          </table:table-cell>
          <table:table-cell office:value-type="float" office:value="197.94" calcext:value-type="float">
            <text:p>197.94</text:p>
          </table:table-cell>
          <table:table-cell office:value-type="float" office:value="932684" calcext:value-type="float">
            <text:p>932684</text:p>
          </table:table-cell>
          <table:table-cell office:value-type="float" office:value="36859" calcext:value-type="float">
            <text:p>36859</text:p>
          </table:table-cell>
          <table:table-cell office:value-type="float" office:value="185853" calcext:value-type="float">
            <text:p>185853</text:p>
          </table:table-cell>
          <table:table-cell office:value-type="float" office:value="27545" calcext:value-type="float">
            <text:p>27545</text:p>
          </table:table-cell>
          <table:table-cell office:value-type="float" office:value="0.000000401533" calcext:value-type="float">
            <text:p>0.000000401533</text:p>
          </table:table-cell>
          <table:table-cell table:formula="of:=LOG10([.AJ8])" office:value-type="float" office:value="-6.39627875641529" calcext:value-type="float">
            <text:p>-6.396278756415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K8]" office:value-type="float" office:value="-6.39627875641529" calcext:value-type="float">
            <text:p>-6.39627875641529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125.929" calcext:value-type="float">
            <text:p>125.9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84" calcext:value-type="float">
            <text:p>206.084</text:p>
          </table:table-cell>
          <table:table-cell office:value-type="float" office:value="198.202" calcext:value-type="float">
            <text:p>198.202</text:p>
          </table:table-cell>
          <table:table-cell office:value-type="float" office:value="917660" calcext:value-type="float">
            <text:p>917660</text:p>
          </table:table-cell>
          <table:table-cell office:value-type="float" office:value="36032" calcext:value-type="float">
            <text:p>36032</text:p>
          </table:table-cell>
          <table:table-cell office:value-type="float" office:value="191487" calcext:value-type="float">
            <text:p>191487</text:p>
          </table:table-cell>
          <table:table-cell office:value-type="float" office:value="28353" calcext:value-type="float">
            <text:p>28353</text:p>
          </table:table-cell>
          <table:table-cell office:value-type="float" office:value="0.0000000996245" calcext:value-type="float">
            <text:p>0.0000000996245</text:p>
          </table:table-cell>
          <table:table-cell table:formula="of:=LOG10([.AJ9])" office:value-type="float" office:value="-7.00163384524738" calcext:value-type="float">
            <text:p>-7.001633845247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K9]" office:value-type="float" office:value="-7.00163384524738" calcext:value-type="float">
            <text:p>-7.00163384524738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5.929" calcext:value-type="float">
            <text:p>125.9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3" calcext:value-type="float">
            <text:p>206.03</text:p>
          </table:table-cell>
          <table:table-cell office:value-type="float" office:value="198.155" calcext:value-type="float">
            <text:p>198.155</text:p>
          </table:table-cell>
          <table:table-cell office:value-type="float" office:value="939828" calcext:value-type="float">
            <text:p>939828</text:p>
          </table:table-cell>
          <table:table-cell office:value-type="float" office:value="36557" calcext:value-type="float">
            <text:p>36557</text:p>
          </table:table-cell>
          <table:table-cell office:value-type="float" office:value="188359" calcext:value-type="float">
            <text:p>188359</text:p>
          </table:table-cell>
          <table:table-cell office:value-type="float" office:value="28065" calcext:value-type="float">
            <text:p>28065</text:p>
          </table:table-cell>
          <table:table-cell office:value-type="float" office:value="0.0000000250933" calcext:value-type="float">
            <text:p>0.0000000250933</text:p>
          </table:table-cell>
          <table:table-cell table:formula="of:=LOG10([.AJ10])" office:value-type="float" office:value="-7.60044222120637" calcext:value-type="float">
            <text:p>-7.600442221206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K10]" office:value-type="float" office:value="-7.60044222120637" calcext:value-type="float">
            <text:p>-7.60044222120637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5.929" calcext:value-type="float">
            <text:p>125.9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1" calcext:value-type="float">
            <text:p>206.01</text:p>
          </table:table-cell>
          <table:table-cell office:value-type="float" office:value="197.947" calcext:value-type="float">
            <text:p>197.947</text:p>
          </table:table-cell>
          <table:table-cell office:value-type="float" office:value="930220" calcext:value-type="float">
            <text:p>930220</text:p>
          </table:table-cell>
          <table:table-cell office:value-type="float" office:value="34377" calcext:value-type="float">
            <text:p>34377</text:p>
          </table:table-cell>
          <table:table-cell office:value-type="float" office:value="188870" calcext:value-type="float">
            <text:p>188870</text:p>
          </table:table-cell>
          <table:table-cell office:value-type="float" office:value="28518" calcext:value-type="float">
            <text:p>28518</text:p>
          </table:table-cell>
          <table:table-cell office:value-type="float" office:value="0.00000000624353" calcext:value-type="float">
            <text:p>0.00000000624353</text:p>
          </table:table-cell>
          <table:table-cell table:formula="of:=LOG10([.AJ11])" office:value-type="float" office:value="-8.20456979716777" calcext:value-type="float">
            <text:p>-8.204569797167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K11]" office:value-type="float" office:value="-8.20456979716777" calcext:value-type="float">
            <text:p>-8.20456979716777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5.403" calcext:value-type="float">
            <text:p>125.4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225" calcext:value-type="float">
            <text:p>198.225</text:p>
          </table:table-cell>
          <table:table-cell office:value-type="float" office:value="924292" calcext:value-type="float">
            <text:p>924292</text:p>
          </table:table-cell>
          <table:table-cell office:value-type="float" office:value="36593" calcext:value-type="float">
            <text:p>36593</text:p>
          </table:table-cell>
          <table:table-cell office:value-type="float" office:value="193331" calcext:value-type="float">
            <text:p>193331</text:p>
          </table:table-cell>
          <table:table-cell office:value-type="float" office:value="28527" calcext:value-type="float">
            <text:p>28527</text:p>
          </table:table-cell>
          <table:table-cell office:value-type="float" office:value="0.00000000155781" calcext:value-type="float">
            <text:p>0.00000000155781</text:p>
          </table:table-cell>
          <table:table-cell table:formula="of:=LOG10([.AJ12])" office:value-type="float" office:value="-8.80748551263485" calcext:value-type="float">
            <text:p>-8.807485512634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K12]" office:value-type="float" office:value="-8.80748551263485" calcext:value-type="float">
            <text:p>-8.80748551263485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5.403" calcext:value-type="float">
            <text:p>125.4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113" calcext:value-type="float">
            <text:p>198.113</text:p>
          </table:table-cell>
          <table:table-cell office:value-type="float" office:value="949481" calcext:value-type="float">
            <text:p>949481</text:p>
          </table:table-cell>
          <table:table-cell office:value-type="float" office:value="35997" calcext:value-type="float">
            <text:p>35997</text:p>
          </table:table-cell>
          <table:table-cell office:value-type="float" office:value="194636" calcext:value-type="float">
            <text:p>194636</text:p>
          </table:table-cell>
          <table:table-cell office:value-type="float" office:value="29814" calcext:value-type="float">
            <text:p>29814</text:p>
          </table:table-cell>
          <table:table-cell office:value-type="float" office:value="0.000000000388848" calcext:value-type="float">
            <text:p>3.88848E-10</text:p>
          </table:table-cell>
          <table:table-cell table:formula="of:=LOG10([.AJ13])" office:value-type="float" office:value="-9.41022013045245" calcext:value-type="float">
            <text:p>-9.410220130452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K13]" office:value-type="float" office:value="-9.41022013045245" calcext:value-type="float">
            <text:p>-9.41022013045245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5.403" calcext:value-type="float">
            <text:p>125.4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.99" calcext:value-type="float">
            <text:p>205.99</text:p>
          </table:table-cell>
          <table:table-cell office:value-type="float" office:value="198.299" calcext:value-type="float">
            <text:p>198.299</text:p>
          </table:table-cell>
          <table:table-cell office:value-type="float" office:value="910633" calcext:value-type="float">
            <text:p>910633</text:p>
          </table:table-cell>
          <table:table-cell office:value-type="float" office:value="33353" calcext:value-type="float">
            <text:p>33353</text:p>
          </table:table-cell>
          <table:table-cell office:value-type="float" office:value="184863" calcext:value-type="float">
            <text:p>184863</text:p>
          </table:table-cell>
          <table:table-cell office:value-type="float" office:value="28024" calcext:value-type="float">
            <text:p>28024</text:p>
          </table:table-cell>
          <table:table-cell office:value-type="float" office:value="0.0000000000973383" calcext:value-type="float">
            <text:p>9.73383E-11</text:p>
          </table:table-cell>
          <table:table-cell table:formula="of:=LOG10([.AJ14])" office:value-type="float" office:value="-10.0117162429196" calcext:value-type="float">
            <text:p>-10.01171624291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K14]" office:value-type="float" office:value="-10.0117162429196" calcext:value-type="float">
            <text:p>-10.0117162429196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4.917" calcext:value-type="float">
            <text:p>124.9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9" calcext:value-type="float">
            <text:p>206.09</text:p>
          </table:table-cell>
          <table:table-cell office:value-type="float" office:value="197.995" calcext:value-type="float">
            <text:p>197.995</text:p>
          </table:table-cell>
          <table:table-cell office:value-type="float" office:value="923513" calcext:value-type="float">
            <text:p>923513</text:p>
          </table:table-cell>
          <table:table-cell office:value-type="float" office:value="35231" calcext:value-type="float">
            <text:p>35231</text:p>
          </table:table-cell>
          <table:table-cell office:value-type="float" office:value="191349" calcext:value-type="float">
            <text:p>191349</text:p>
          </table:table-cell>
          <table:table-cell office:value-type="float" office:value="29399" calcext:value-type="float">
            <text:p>29399</text:p>
          </table:table-cell>
          <table:table-cell office:value-type="float" office:value="0.0000000000242447" calcext:value-type="float">
            <text:p>2.42447E-11</text:p>
          </table:table-cell>
          <table:table-cell table:formula="of:=LOG10([.AJ15])" office:value-type="float" office:value="-10.615383185405" calcext:value-type="float">
            <text:p>-10.6153831854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K15]" office:value-type="float" office:value="-10.615383185405" calcext:value-type="float">
            <text:p>-10.615383185405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4.917" calcext:value-type="float">
            <text:p>124.9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.989" calcext:value-type="float">
            <text:p>205.989</text:p>
          </table:table-cell>
          <table:table-cell office:value-type="float" office:value="197.963" calcext:value-type="float">
            <text:p>197.963</text:p>
          </table:table-cell>
          <table:table-cell office:value-type="float" office:value="921611" calcext:value-type="float">
            <text:p>921611</text:p>
          </table:table-cell>
          <table:table-cell office:value-type="float" office:value="36130" calcext:value-type="float">
            <text:p>36130</text:p>
          </table:table-cell>
          <table:table-cell office:value-type="float" office:value="193586" calcext:value-type="float">
            <text:p>193586</text:p>
          </table:table-cell>
          <table:table-cell office:value-type="float" office:value="30055" calcext:value-type="float">
            <text:p>30055</text:p>
          </table:table-cell>
          <table:table-cell office:value-type="float" office:value="0.00000000000612443" calcext:value-type="float">
            <text:p>6.12443E-12</text:p>
          </table:table-cell>
          <table:table-cell table:formula="of:=LOG10([.AJ16])" office:value-type="float" office:value="-11.2129343248204" calcext:value-type="float">
            <text:p>-11.21293432482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K16]" office:value-type="float" office:value="-11.2129343248204" calcext:value-type="float">
            <text:p>-11.2129343248204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4.917" calcext:value-type="float">
            <text:p>124.9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14" calcext:value-type="float">
            <text:p>206.14</text:p>
          </table:table-cell>
          <table:table-cell office:value-type="float" office:value="198.282" calcext:value-type="float">
            <text:p>198.282</text:p>
          </table:table-cell>
          <table:table-cell office:value-type="float" office:value="957579" calcext:value-type="float">
            <text:p>957579</text:p>
          </table:table-cell>
          <table:table-cell office:value-type="float" office:value="36750" calcext:value-type="float">
            <text:p>36750</text:p>
          </table:table-cell>
          <table:table-cell office:value-type="float" office:value="200040" calcext:value-type="float">
            <text:p>200040</text:p>
          </table:table-cell>
          <table:table-cell office:value-type="float" office:value="30978" calcext:value-type="float">
            <text:p>30978</text:p>
          </table:table-cell>
          <table:table-cell office:value-type="float" office:value="0.00000000000152263" calcext:value-type="float">
            <text:p>1.52263E-12</text:p>
          </table:table-cell>
          <table:table-cell table:formula="of:=LOG10([.AJ17])" office:value-type="float" office:value="-11.8174056176623" calcext:value-type="float">
            <text:p>-11.81740561766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K17]" office:value-type="float" office:value="-11.8174056176623" calcext:value-type="float">
            <text:p>-11.8174056176623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4.408" calcext:value-type="float">
            <text:p>124.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11" calcext:value-type="float">
            <text:p>206.011</text:p>
          </table:table-cell>
          <table:table-cell office:value-type="float" office:value="198.154" calcext:value-type="float">
            <text:p>198.154</text:p>
          </table:table-cell>
          <table:table-cell office:value-type="float" office:value="945384" calcext:value-type="float">
            <text:p>945384</text:p>
          </table:table-cell>
          <table:table-cell office:value-type="float" office:value="36148" calcext:value-type="float">
            <text:p>36148</text:p>
          </table:table-cell>
          <table:table-cell office:value-type="float" office:value="191105" calcext:value-type="float">
            <text:p>191105</text:p>
          </table:table-cell>
          <table:table-cell office:value-type="float" office:value="29623" calcext:value-type="float">
            <text:p>29623</text:p>
          </table:table-cell>
          <table:table-cell office:value-type="float" office:value="0.000000000000381792" calcext:value-type="float">
            <text:p>3.81792E-13</text:p>
          </table:table-cell>
          <table:table-cell table:formula="of:=LOG10([.AJ18])" office:value-type="float" office:value="-12.4181731759745" calcext:value-type="float">
            <text:p>-12.41817317597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K18]" office:value-type="float" office:value="-12.4181731759745" calcext:value-type="float">
            <text:p>-12.4181731759745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4.408" calcext:value-type="float">
            <text:p>124.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19" calcext:value-type="float">
            <text:p>206.019</text:p>
          </table:table-cell>
          <table:table-cell office:value-type="float" office:value="198.053" calcext:value-type="float">
            <text:p>198.053</text:p>
          </table:table-cell>
          <table:table-cell office:value-type="float" office:value="919484" calcext:value-type="float">
            <text:p>919484</text:p>
          </table:table-cell>
          <table:table-cell office:value-type="float" office:value="38020" calcext:value-type="float">
            <text:p>38020</text:p>
          </table:table-cell>
          <table:table-cell office:value-type="float" office:value="199371" calcext:value-type="float">
            <text:p>199371</text:p>
          </table:table-cell>
          <table:table-cell office:value-type="float" office:value="29203" calcext:value-type="float">
            <text:p>29203</text:p>
          </table:table-cell>
          <table:table-cell office:value-type="float" office:value="0.0000000000000949938" calcext:value-type="float">
            <text:p>9.49938E-14</text:p>
          </table:table-cell>
          <table:table-cell table:formula="of:=LOG10([.AJ19])" office:value-type="float" office:value="-13.0223047390654" calcext:value-type="float">
            <text:p>-13.02230473906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K19]" office:value-type="float" office:value="-13.0223047390654" calcext:value-type="float">
            <text:p>-13.0223047390654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4.408" calcext:value-type="float">
            <text:p>124.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349" calcext:value-type="float">
            <text:p>198.349</text:p>
          </table:table-cell>
          <table:table-cell office:value-type="float" office:value="954417" calcext:value-type="float">
            <text:p>954417</text:p>
          </table:table-cell>
          <table:table-cell office:value-type="float" office:value="37170" calcext:value-type="float">
            <text:p>37170</text:p>
          </table:table-cell>
          <table:table-cell office:value-type="float" office:value="200553" calcext:value-type="float">
            <text:p>200553</text:p>
          </table:table-cell>
          <table:table-cell office:value-type="float" office:value="31355" calcext:value-type="float">
            <text:p>31355</text:p>
          </table:table-cell>
          <table:table-cell office:value-type="float" office:value="0.0000000000000240232" calcext:value-type="float">
            <text:p>2.40232E-14</text:p>
          </table:table-cell>
          <table:table-cell table:formula="of:=LOG10([.AJ20])" office:value-type="float" office:value="-13.6193691430706" calcext:value-type="float">
            <text:p>-13.61936914307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K20]" office:value-type="float" office:value="-13.6193691430706" calcext:value-type="float">
            <text:p>-13.6193691430706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3.908" calcext:value-type="float">
            <text:p>123.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7.991" calcext:value-type="float">
            <text:p>197.991</text:p>
          </table:table-cell>
          <table:table-cell office:value-type="float" office:value="932432" calcext:value-type="float">
            <text:p>932432</text:p>
          </table:table-cell>
          <table:table-cell office:value-type="float" office:value="41190" calcext:value-type="float">
            <text:p>41190</text:p>
          </table:table-cell>
          <table:table-cell office:value-type="float" office:value="204427" calcext:value-type="float">
            <text:p>204427</text:p>
          </table:table-cell>
          <table:table-cell office:value-type="float" office:value="30215" calcext:value-type="float">
            <text:p>30215</text:p>
          </table:table-cell>
          <table:table-cell office:value-type="float" office:value="5.94964E-015" calcext:value-type="float">
            <text:p>5.94964E-15</text:p>
          </table:table-cell>
          <table:table-cell table:formula="of:=LOG10([.AJ21])" office:value-type="float" office:value="-14.2255093117073" calcext:value-type="float">
            <text:p>-14.22550931170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K21]" office:value-type="float" office:value="-14.2255093117073" calcext:value-type="float">
            <text:p>-14.2255093117073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3.908" calcext:value-type="float">
            <text:p>123.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041" calcext:value-type="float">
            <text:p>198.041</text:p>
          </table:table-cell>
          <table:table-cell office:value-type="float" office:value="921036" calcext:value-type="float">
            <text:p>921036</text:p>
          </table:table-cell>
          <table:table-cell office:value-type="float" office:value="36075" calcext:value-type="float">
            <text:p>36075</text:p>
          </table:table-cell>
          <table:table-cell office:value-type="float" office:value="188695" calcext:value-type="float">
            <text:p>188695</text:p>
          </table:table-cell>
          <table:table-cell office:value-type="float" office:value="29083" calcext:value-type="float">
            <text:p>29083</text:p>
          </table:table-cell>
          <table:table-cell office:value-type="float" office:value="1.49413E-015" calcext:value-type="float">
            <text:p>1.49413E-15</text:p>
          </table:table-cell>
          <table:table-cell table:formula="of:=LOG10([.AJ22])" office:value-type="float" office:value="-14.8256116141495" calcext:value-type="float">
            <text:p>-14.82561161414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K22]" office:value-type="float" office:value="-14.8256116141495" calcext:value-type="float">
            <text:p>-14.8256116141495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23.908" calcext:value-type="float">
            <text:p>123.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9" calcext:value-type="float">
            <text:p>206.09</text:p>
          </table:table-cell>
          <table:table-cell office:value-type="float" office:value="198.075" calcext:value-type="float">
            <text:p>198.075</text:p>
          </table:table-cell>
          <table:table-cell office:value-type="float" office:value="931764" calcext:value-type="float">
            <text:p>931764</text:p>
          </table:table-cell>
          <table:table-cell office:value-type="float" office:value="36564" calcext:value-type="float">
            <text:p>36564</text:p>
          </table:table-cell>
          <table:table-cell office:value-type="float" office:value="193822" calcext:value-type="float">
            <text:p>193822</text:p>
          </table:table-cell>
          <table:table-cell office:value-type="float" office:value="30142" calcext:value-type="float">
            <text:p>30142</text:p>
          </table:table-cell>
          <table:table-cell office:value-type="float" office:value="3.69292E-016" calcext:value-type="float">
            <text:p>3.69292E-16</text:p>
          </table:table-cell>
          <table:table-cell table:formula="of:=LOG10([.AJ23])" office:value-type="float" office:value="-15.4326301004007" calcext:value-type="float">
            <text:p>-15.43263010040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K23]" office:value-type="float" office:value="-15.4326301004007" calcext:value-type="float">
            <text:p>-15.4326301004007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3.408" calcext:value-type="float">
            <text:p>123.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092" calcext:value-type="float">
            <text:p>198.092</text:p>
          </table:table-cell>
          <table:table-cell office:value-type="float" office:value="922984" calcext:value-type="float">
            <text:p>922984</text:p>
          </table:table-cell>
          <table:table-cell office:value-type="float" office:value="36979" calcext:value-type="float">
            <text:p>36979</text:p>
          </table:table-cell>
          <table:table-cell office:value-type="float" office:value="187433" calcext:value-type="float">
            <text:p>187433</text:p>
          </table:table-cell>
          <table:table-cell office:value-type="float" office:value="28757" calcext:value-type="float">
            <text:p>28757</text:p>
          </table:table-cell>
          <table:table-cell office:value-type="float" office:value="9.36125E-017" calcext:value-type="float">
            <text:p>9.36125E-17</text:p>
          </table:table-cell>
          <table:table-cell table:formula="of:=LOG10([.AJ24])" office:value-type="float" office:value="-16.0286661564054" calcext:value-type="float">
            <text:p>-16.02866615640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K24]" office:value-type="float" office:value="-16.0286661564054" calcext:value-type="float">
            <text:p>-16.0286661564054</text:p>
          </table:table-cell>
          <table:table-cell table:number-columns-repeated="15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3.408" calcext:value-type="float">
            <text:p>123.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242" calcext:value-type="float">
            <text:p>198.242</text:p>
          </table:table-cell>
          <table:table-cell office:value-type="float" office:value="929916" calcext:value-type="float">
            <text:p>929916</text:p>
          </table:table-cell>
          <table:table-cell office:value-type="float" office:value="35287" calcext:value-type="float">
            <text:p>35287</text:p>
          </table:table-cell>
          <table:table-cell office:value-type="float" office:value="197127" calcext:value-type="float">
            <text:p>197127</text:p>
          </table:table-cell>
          <table:table-cell office:value-type="float" office:value="30566" calcext:value-type="float">
            <text:p>30566</text:p>
          </table:table-cell>
          <table:table-cell office:value-type="float" office:value="2.33782E-017" calcext:value-type="float">
            <text:p>2.33782E-17</text:p>
          </table:table-cell>
          <table:table-cell table:formula="of:=LOG10([.AJ25])" office:value-type="float" office:value="-16.6311889303068" calcext:value-type="float">
            <text:p>-16.63118893030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K25]" office:value-type="float" office:value="-16.6311889303068" calcext:value-type="float">
            <text:p>-16.6311889303068</text:p>
          </table:table-cell>
          <table:table-cell table:formula="of:=[.$AK42]" office:value-type="float" office:value="-6.61024757091998" calcext:value-type="float">
            <text:p>-6.61024757091998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3.408" calcext:value-type="float">
            <text:p>123.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288" calcext:value-type="float">
            <text:p>198.288</text:p>
          </table:table-cell>
          <table:table-cell office:value-type="float" office:value="933273" calcext:value-type="float">
            <text:p>933273</text:p>
          </table:table-cell>
          <table:table-cell office:value-type="float" office:value="35857" calcext:value-type="float">
            <text:p>35857</text:p>
          </table:table-cell>
          <table:table-cell office:value-type="float" office:value="187298" calcext:value-type="float">
            <text:p>187298</text:p>
          </table:table-cell>
          <table:table-cell office:value-type="float" office:value="28659" calcext:value-type="float">
            <text:p>28659</text:p>
          </table:table-cell>
          <table:table-cell office:value-type="float" office:value="5.80166E-018" calcext:value-type="float">
            <text:p>5.80166E-18</text:p>
          </table:table-cell>
          <table:table-cell table:formula="of:=LOG10([.AJ26])" office:value-type="float" office:value="-17.2364477261453" calcext:value-type="float">
            <text:p>-17.23644772614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K26]" office:value-type="float" office:value="-17.2364477261453" calcext:value-type="float">
            <text:p>-17.2364477261453</text:p>
          </table:table-cell>
          <table:table-cell table:formula="of:=[.$AK43]" office:value-type="float" office:value="-7.21831497957344" calcext:value-type="float">
            <text:p>-7.21831497957344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2.905" calcext:value-type="float">
            <text:p>122.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262" calcext:value-type="float">
            <text:p>198.262</text:p>
          </table:table-cell>
          <table:table-cell office:value-type="float" office:value="932786" calcext:value-type="float">
            <text:p>932786</text:p>
          </table:table-cell>
          <table:table-cell office:value-type="float" office:value="34033" calcext:value-type="float">
            <text:p>34033</text:p>
          </table:table-cell>
          <table:table-cell office:value-type="float" office:value="189745" calcext:value-type="float">
            <text:p>189745</text:p>
          </table:table-cell>
          <table:table-cell office:value-type="float" office:value="28605" calcext:value-type="float">
            <text:p>28605</text:p>
          </table:table-cell>
          <table:table-cell office:value-type="float" office:value="1.44899E-018" calcext:value-type="float">
            <text:p>1.44899E-18</text:p>
          </table:table-cell>
          <table:table-cell table:formula="of:=LOG10([.AJ27])" office:value-type="float" office:value="-17.8389346117406" calcext:value-type="float">
            <text:p>-17.83893461174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K27]" office:value-type="float" office:value="-17.8389346117406" calcext:value-type="float">
            <text:p>-17.8389346117406</text:p>
          </table:table-cell>
          <table:table-cell table:formula="of:=[.$AK44]" office:value-type="float" office:value="-7.81350135494748" calcext:value-type="float">
            <text:p>-7.81350135494748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22.905" calcext:value-type="float">
            <text:p>122.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127" calcext:value-type="float">
            <text:p>198.127</text:p>
          </table:table-cell>
          <table:table-cell office:value-type="float" office:value="954192" calcext:value-type="float">
            <text:p>954192</text:p>
          </table:table-cell>
          <table:table-cell office:value-type="float" office:value="36639" calcext:value-type="float">
            <text:p>36639</text:p>
          </table:table-cell>
          <table:table-cell office:value-type="float" office:value="193958" calcext:value-type="float">
            <text:p>193958</text:p>
          </table:table-cell>
          <table:table-cell office:value-type="float" office:value="30649" calcext:value-type="float">
            <text:p>30649</text:p>
          </table:table-cell>
          <table:table-cell office:value-type="float" office:value="3.65575E-019" calcext:value-type="float">
            <text:p>3.65575E-19</text:p>
          </table:table-cell>
          <table:table-cell table:formula="of:=LOG10([.AJ28])" office:value-type="float" office:value="-18.4370235113334" calcext:value-type="float">
            <text:p>-18.43702351133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K28]" office:value-type="float" office:value="-18.4370235113334" calcext:value-type="float">
            <text:p>-18.4370235113334</text:p>
          </table:table-cell>
          <table:table-cell table:formula="of:=[.$AK45]" office:value-type="float" office:value="-8.41179106025059" calcext:value-type="float">
            <text:p>-8.41179106025059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22.905" calcext:value-type="float">
            <text:p>122.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251" calcext:value-type="float">
            <text:p>198.251</text:p>
          </table:table-cell>
          <table:table-cell office:value-type="float" office:value="935936" calcext:value-type="float">
            <text:p>935936</text:p>
          </table:table-cell>
          <table:table-cell office:value-type="float" office:value="37414" calcext:value-type="float">
            <text:p>37414</text:p>
          </table:table-cell>
          <table:table-cell office:value-type="float" office:value="193770" calcext:value-type="float">
            <text:p>193770</text:p>
          </table:table-cell>
          <table:table-cell office:value-type="float" office:value="29836" calcext:value-type="float">
            <text:p>29836</text:p>
          </table:table-cell>
          <table:table-cell office:value-type="float" office:value="9.09374E-020" calcext:value-type="float">
            <text:p>9.09374E-20</text:p>
          </table:table-cell>
          <table:table-cell table:formula="of:=LOG10([.AJ29])" office:value-type="float" office:value="-19.041257466909" calcext:value-type="float">
            <text:p>-19.0412574669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K29]" office:value-type="float" office:value="-19.041257466909" calcext:value-type="float">
            <text:p>-19.041257466909</text:p>
          </table:table-cell>
          <table:table-cell table:formula="of:=[.$AK46]" office:value-type="float" office:value="-9.01705793843489" calcext:value-type="float">
            <text:p>-9.01705793843489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22.424" calcext:value-type="float">
            <text:p>122.4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192" calcext:value-type="float">
            <text:p>198.192</text:p>
          </table:table-cell>
          <table:table-cell office:value-type="float" office:value="948471" calcext:value-type="float">
            <text:p>948471</text:p>
          </table:table-cell>
          <table:table-cell office:value-type="float" office:value="37029" calcext:value-type="float">
            <text:p>37029</text:p>
          </table:table-cell>
          <table:table-cell office:value-type="float" office:value="197188" calcext:value-type="float">
            <text:p>197188</text:p>
          </table:table-cell>
          <table:table-cell office:value-type="float" office:value="30236" calcext:value-type="float">
            <text:p>30236</text:p>
          </table:table-cell>
          <table:table-cell office:value-type="float" office:value="2.30635E-020" calcext:value-type="float">
            <text:p>2.30635E-20</text:p>
          </table:table-cell>
          <table:table-cell table:formula="of:=LOG10([.AJ30])" office:value-type="float" office:value="-19.6370747857081" calcext:value-type="float">
            <text:p>-19.63707478570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K30]" office:value-type="float" office:value="-19.6370747857081" calcext:value-type="float">
            <text:p>-19.6370747857081</text:p>
          </table:table-cell>
          <table:table-cell table:formula="of:=[.$AK47]" office:value-type="float" office:value="-9.6180460338182" calcext:value-type="float">
            <text:p>-9.6180460338182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22.424" calcext:value-type="float">
            <text:p>122.4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049" calcext:value-type="float">
            <text:p>198.049</text:p>
          </table:table-cell>
          <table:table-cell office:value-type="float" office:value="954935" calcext:value-type="float">
            <text:p>954935</text:p>
          </table:table-cell>
          <table:table-cell office:value-type="float" office:value="35592" calcext:value-type="float">
            <text:p>35592</text:p>
          </table:table-cell>
          <table:table-cell office:value-type="float" office:value="195516" calcext:value-type="float">
            <text:p>195516</text:p>
          </table:table-cell>
          <table:table-cell office:value-type="float" office:value="30312" calcext:value-type="float">
            <text:p>30312</text:p>
          </table:table-cell>
          <table:table-cell office:value-type="float" office:value="5.76692E-021" calcext:value-type="float">
            <text:p>5.76692E-21</text:p>
          </table:table-cell>
          <table:table-cell table:formula="of:=LOG10([.AJ31])" office:value-type="float" office:value="-20.2390560731772" calcext:value-type="float">
            <text:p>-20.23905607317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K31]" office:value-type="float" office:value="-20.2390560731772" calcext:value-type="float">
            <text:p>-20.2390560731772</text:p>
          </table:table-cell>
          <table:table-cell table:formula="of:=[.$AK48]" office:value-type="float" office:value="-10.2202167012987" calcext:value-type="float">
            <text:p>-10.2202167012987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2.424" calcext:value-type="float">
            <text:p>122.4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009" calcext:value-type="float">
            <text:p>198.009</text:p>
          </table:table-cell>
          <table:table-cell office:value-type="float" office:value="915654" calcext:value-type="float">
            <text:p>915654</text:p>
          </table:table-cell>
          <table:table-cell office:value-type="float" office:value="36607" calcext:value-type="float">
            <text:p>36607</text:p>
          </table:table-cell>
          <table:table-cell office:value-type="float" office:value="193091" calcext:value-type="float">
            <text:p>193091</text:p>
          </table:table-cell>
          <table:table-cell office:value-type="float" office:value="29242" calcext:value-type="float">
            <text:p>29242</text:p>
          </table:table-cell>
          <table:table-cell office:value-type="float" office:value="1.4242E-021" calcext:value-type="float">
            <text:p>1.4242E-21</text:p>
          </table:table-cell>
          <table:table-cell table:formula="of:=LOG10([.AJ32])" office:value-type="float" office:value="-20.8464290185662" calcext:value-type="float">
            <text:p>-20.84642901856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K32]" office:value-type="float" office:value="-20.8464290185662" calcext:value-type="float">
            <text:p>-20.8464290185662</text:p>
          </table:table-cell>
          <table:table-cell table:formula="of:=[.$AK49]" office:value-type="float" office:value="-10.8272569963871" calcext:value-type="float">
            <text:p>-10.8272569963871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1.918" calcext:value-type="float">
            <text:p>121.9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23" calcext:value-type="float">
            <text:p>198.23</text:p>
          </table:table-cell>
          <table:table-cell office:value-type="float" office:value="900947" calcext:value-type="float">
            <text:p>900947</text:p>
          </table:table-cell>
          <table:table-cell office:value-type="float" office:value="37398" calcext:value-type="float">
            <text:p>37398</text:p>
          </table:table-cell>
          <table:table-cell office:value-type="float" office:value="184503" calcext:value-type="float">
            <text:p>184503</text:p>
          </table:table-cell>
          <table:table-cell office:value-type="float" office:value="27965" calcext:value-type="float">
            <text:p>27965</text:p>
          </table:table-cell>
          <table:table-cell office:value-type="float" office:value="3.5795E-022" calcext:value-type="float">
            <text:p>3.5795E-22</text:p>
          </table:table-cell>
          <table:table-cell table:formula="of:=LOG10([.AJ33])" office:value-type="float" office:value="-21.4461776332461" calcext:value-type="float">
            <text:p>-21.44617763324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K33]" office:value-type="float" office:value="-21.4461776332461" calcext:value-type="float">
            <text:p>-21.4461776332461</text:p>
          </table:table-cell>
          <table:table-cell table:formula="of:=[.$AK50]" office:value-type="float" office:value="-11.4301031448902" calcext:value-type="float">
            <text:p>-11.4301031448902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21.918" calcext:value-type="float">
            <text:p>121.9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195" calcext:value-type="float">
            <text:p>198.195</text:p>
          </table:table-cell>
          <table:table-cell office:value-type="float" office:value="949967" calcext:value-type="float">
            <text:p>949967</text:p>
          </table:table-cell>
          <table:table-cell office:value-type="float" office:value="37089" calcext:value-type="float">
            <text:p>37089</text:p>
          </table:table-cell>
          <table:table-cell office:value-type="float" office:value="197901" calcext:value-type="float">
            <text:p>197901</text:p>
          </table:table-cell>
          <table:table-cell office:value-type="float" office:value="30914" calcext:value-type="float">
            <text:p>30914</text:p>
          </table:table-cell>
          <table:table-cell office:value-type="float" office:value="8.80984E-023" calcext:value-type="float">
            <text:p>8.80984E-23</text:p>
          </table:table-cell>
          <table:table-cell table:formula="of:=LOG10([.AJ34])" office:value-type="float" office:value="-22.05503197896" calcext:value-type="float">
            <text:p>-22.055031978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K34]" office:value-type="float" office:value="-22.05503197896" calcext:value-type="float">
            <text:p>-22.05503197896</text:p>
          </table:table-cell>
          <table:table-cell table:formula="of:=[.$AK51]" office:value-type="float" office:value="-12.0322620614965" calcext:value-type="float">
            <text:p>-12.0322620614965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21.918" calcext:value-type="float">
            <text:p>121.9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" calcext:value-type="float">
            <text:p>198</text:p>
          </table:table-cell>
          <table:table-cell office:value-type="float" office:value="938813" calcext:value-type="float">
            <text:p>938813</text:p>
          </table:table-cell>
          <table:table-cell office:value-type="float" office:value="35709" calcext:value-type="float">
            <text:p>35709</text:p>
          </table:table-cell>
          <table:table-cell office:value-type="float" office:value="191580" calcext:value-type="float">
            <text:p>191580</text:p>
          </table:table-cell>
          <table:table-cell office:value-type="float" office:value="29196" calcext:value-type="float">
            <text:p>29196</text:p>
          </table:table-cell>
          <table:table-cell office:value-type="float" office:value="2.21817E-023" calcext:value-type="float">
            <text:p>2.21817E-23</text:p>
          </table:table-cell>
          <table:table-cell table:formula="of:=LOG10([.AJ35])" office:value-type="float" office:value="-22.6540051726897" calcext:value-type="float">
            <text:p>-22.65400517268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K35]" office:value-type="float" office:value="-22.6540051726897" calcext:value-type="float">
            <text:p>-22.6540051726897</text:p>
          </table:table-cell>
          <table:table-cell table:formula="of:=[.$AK52]" office:value-type="float" office:value="-12.6273236104804" calcext:value-type="float">
            <text:p>-12.6273236104804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21.45" calcext:value-type="float">
            <text:p>121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427" calcext:value-type="float">
            <text:p>198.427</text:p>
          </table:table-cell>
          <table:table-cell office:value-type="float" office:value="906369" calcext:value-type="float">
            <text:p>906369</text:p>
          </table:table-cell>
          <table:table-cell office:value-type="float" office:value="34475" calcext:value-type="float">
            <text:p>34475</text:p>
          </table:table-cell>
          <table:table-cell office:value-type="float" office:value="183628" calcext:value-type="float">
            <text:p>183628</text:p>
          </table:table-cell>
          <table:table-cell office:value-type="float" office:value="28273" calcext:value-type="float">
            <text:p>28273</text:p>
          </table:table-cell>
          <table:table-cell office:value-type="float" office:value="5.51414E-024" calcext:value-type="float">
            <text:p>5.51414E-24</text:p>
          </table:table-cell>
          <table:table-cell table:formula="of:=LOG10([.AJ36])" office:value-type="float" office:value="-23.2585222116696" calcext:value-type="float">
            <text:p>-23.25852221166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K36]" office:value-type="float" office:value="-23.2585222116696" calcext:value-type="float">
            <text:p>-23.2585222116696</text:p>
          </table:table-cell>
          <table:table-cell table:formula="of:=[.$AK53]" office:value-type="float" office:value="-13.2308324858772" calcext:value-type="float">
            <text:p>-13.2308324858772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1.45" calcext:value-type="float">
            <text:p>121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106" calcext:value-type="float">
            <text:p>198.106</text:p>
          </table:table-cell>
          <table:table-cell office:value-type="float" office:value="933834" calcext:value-type="float">
            <text:p>933834</text:p>
          </table:table-cell>
          <table:table-cell office:value-type="float" office:value="36895" calcext:value-type="float">
            <text:p>36895</text:p>
          </table:table-cell>
          <table:table-cell office:value-type="float" office:value="188838" calcext:value-type="float">
            <text:p>188838</text:p>
          </table:table-cell>
          <table:table-cell office:value-type="float" office:value="29396" calcext:value-type="float">
            <text:p>29396</text:p>
          </table:table-cell>
          <table:table-cell office:value-type="float" office:value="1.39319E-024" calcext:value-type="float">
            <text:p>1.39319E-24</text:p>
          </table:table-cell>
          <table:table-cell table:formula="of:=LOG10([.AJ37])" office:value-type="float" office:value="-23.8559896514693" calcext:value-type="float">
            <text:p>-23.85598965146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K37]" office:value-type="float" office:value="-23.8559896514693" calcext:value-type="float">
            <text:p>-23.8559896514693</text:p>
          </table:table-cell>
          <table:table-cell table:formula="of:=[.$AK54]" office:value-type="float" office:value="-13.8367819556768" calcext:value-type="float">
            <text:p>-13.8367819556768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21.45" calcext:value-type="float">
            <text:p>121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137" calcext:value-type="float">
            <text:p>198.137</text:p>
          </table:table-cell>
          <table:table-cell office:value-type="float" office:value="956642" calcext:value-type="float">
            <text:p>956642</text:p>
          </table:table-cell>
          <table:table-cell office:value-type="float" office:value="38847" calcext:value-type="float">
            <text:p>38847</text:p>
          </table:table-cell>
          <table:table-cell office:value-type="float" office:value="198372" calcext:value-type="float">
            <text:p>198372</text:p>
          </table:table-cell>
          <table:table-cell office:value-type="float" office:value="30378" calcext:value-type="float">
            <text:p>30378</text:p>
          </table:table-cell>
          <table:table-cell office:value-type="float" office:value="3.46723E-025" calcext:value-type="float">
            <text:p>3.46723E-25</text:p>
          </table:table-cell>
          <table:table-cell table:formula="of:=LOG10([.AJ38])" office:value-type="float" office:value="-24.460017348301" calcext:value-type="float">
            <text:p>-24.4600173483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K38]" office:value-type="float" office:value="-24.460017348301" calcext:value-type="float">
            <text:p>-24.460017348301</text:p>
          </table:table-cell>
          <table:table-cell table:formula="of:=[.$AK55]" office:value-type="float" office:value="-14.435406126934" calcext:value-type="float">
            <text:p>-14.435406126934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20.966" calcext:value-type="float">
            <text:p>120.9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047" calcext:value-type="float">
            <text:p>198.047</text:p>
          </table:table-cell>
          <table:table-cell office:value-type="float" office:value="945791" calcext:value-type="float">
            <text:p>945791</text:p>
          </table:table-cell>
          <table:table-cell office:value-type="float" office:value="36312" calcext:value-type="float">
            <text:p>36312</text:p>
          </table:table-cell>
          <table:table-cell office:value-type="float" office:value="189220" calcext:value-type="float">
            <text:p>189220</text:p>
          </table:table-cell>
          <table:table-cell office:value-type="float" office:value="28654" calcext:value-type="float">
            <text:p>28654</text:p>
          </table:table-cell>
          <table:table-cell office:value-type="float" office:value="8.61647E-026" calcext:value-type="float">
            <text:p>8.61647E-26</text:p>
          </table:table-cell>
          <table:table-cell table:formula="of:=LOG10([.AJ39])" office:value-type="float" office:value="-25.0646706197334" calcext:value-type="float">
            <text:p>-25.06467061973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K39]" office:value-type="float" office:value="-25.0646706197334" calcext:value-type="float">
            <text:p>-25.0646706197334</text:p>
          </table:table-cell>
          <table:table-cell table:formula="of:=[.$AK56]" office:value-type="float" office:value="-15.031454947106" calcext:value-type="float">
            <text:p>-15.031454947106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0.966" calcext:value-type="float">
            <text:p>120.9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049" calcext:value-type="float">
            <text:p>198.049</text:p>
          </table:table-cell>
          <table:table-cell office:value-type="float" office:value="938784" calcext:value-type="float">
            <text:p>938784</text:p>
          </table:table-cell>
          <table:table-cell office:value-type="float" office:value="34876" calcext:value-type="float">
            <text:p>34876</text:p>
          </table:table-cell>
          <table:table-cell office:value-type="float" office:value="193500" calcext:value-type="float">
            <text:p>193500</text:p>
          </table:table-cell>
          <table:table-cell office:value-type="float" office:value="29115" calcext:value-type="float">
            <text:p>29115</text:p>
          </table:table-cell>
          <table:table-cell office:value-type="float" office:value="2.16085E-026" calcext:value-type="float">
            <text:p>2.16085E-26</text:p>
          </table:table-cell>
          <table:table-cell table:formula="of:=LOG10([.AJ40])" office:value-type="float" office:value="-25.6653753795459" calcext:value-type="float">
            <text:p>-25.66537537954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K40]" office:value-type="float" office:value="-25.6653753795459" calcext:value-type="float">
            <text:p>-25.6653753795459</text:p>
          </table:table-cell>
          <table:table-cell table:formula="of:=[.$AK57]" office:value-type="float" office:value="-15.6298590049549" calcext:value-type="float">
            <text:p>-15.6298590049549</text:p>
          </table:table-cell>
          <table:table-cell table:number-columns-repeated="14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20.966" calcext:value-type="float">
            <text:p>120.9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.04" calcext:value-type="float">
            <text:p>206.04</text:p>
          </table:table-cell>
          <table:table-cell office:value-type="float" office:value="198.391" calcext:value-type="float">
            <text:p>198.391</text:p>
          </table:table-cell>
          <table:table-cell office:value-type="float" office:value="948493" calcext:value-type="float">
            <text:p>948493</text:p>
          </table:table-cell>
          <table:table-cell office:value-type="float" office:value="37756" calcext:value-type="float">
            <text:p>37756</text:p>
          </table:table-cell>
          <table:table-cell office:value-type="float" office:value="196725" calcext:value-type="float">
            <text:p>196725</text:p>
          </table:table-cell>
          <table:table-cell office:value-type="float" office:value="31546" calcext:value-type="float">
            <text:p>31546</text:p>
          </table:table-cell>
          <table:table-cell office:value-type="float" office:value="5.40966E-027" calcext:value-type="float">
            <text:p>5.40966E-27</text:p>
          </table:table-cell>
          <table:table-cell table:formula="of:=LOG10([.AJ41])" office:value-type="float" office:value="-26.2668300296742" calcext:value-type="float">
            <text:p>-26.26683002967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K41]" office:value-type="float" office:value="-26.2668300296742" calcext:value-type="float">
            <text:p>-26.2668300296742</text:p>
          </table:table-cell>
          <table:table-cell table:formula="of:=[.$AK58]" office:value-type="float" office:value="-16.2397328649537" calcext:value-type="float">
            <text:p>-16.2397328649537</text:p>
          </table:table-cell>
          <table:table-cell table:number-columns-repeated="14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528" calcext:value-type="float">
            <text:p>52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3.46" calcext:value-type="float">
            <text:p>1093.46</text:p>
          </table:table-cell>
          <table:table-cell office:value-type="float" office:value="1004.06" calcext:value-type="float">
            <text:p>1004.06</text:p>
          </table:table-cell>
          <table:table-cell office:value-type="float" office:value="849146" calcext:value-type="float">
            <text:p>849146</text:p>
          </table:table-cell>
          <table:table-cell office:value-type="float" office:value="23906" calcext:value-type="float">
            <text:p>23906</text:p>
          </table:table-cell>
          <table:table-cell office:value-type="float" office:value="71633" calcext:value-type="float">
            <text:p>71633</text:p>
          </table:table-cell>
          <table:table-cell office:value-type="float" office:value="28052" calcext:value-type="float">
            <text:p>28052</text:p>
          </table:table-cell>
          <table:table-cell office:value-type="float" office:value="0.000000245331" calcext:value-type="float">
            <text:p>0.000000245331</text:p>
          </table:table-cell>
          <table:table-cell table:formula="of:=LOG10([.AJ42])" office:value-type="float" office:value="-6.61024757091998" calcext:value-type="float">
            <text:p>-6.6102475709199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545" calcext:value-type="float">
            <text:p>545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002.21" calcext:value-type="float">
            <text:p>1002.21</text:p>
          </table:table-cell>
          <table:table-cell office:value-type="float" office:value="877574" calcext:value-type="float">
            <text:p>877574</text:p>
          </table:table-cell>
          <table:table-cell office:value-type="float" office:value="24594" calcext:value-type="float">
            <text:p>24594</text:p>
          </table:table-cell>
          <table:table-cell office:value-type="float" office:value="72832" calcext:value-type="float">
            <text:p>72832</text:p>
          </table:table-cell>
          <table:table-cell office:value-type="float" office:value="27792" calcext:value-type="float">
            <text:p>27792</text:p>
          </table:table-cell>
          <table:table-cell office:value-type="float" office:value="0.0000000604902" calcext:value-type="float">
            <text:p>0.0000000604902</text:p>
          </table:table-cell>
          <table:table-cell table:formula="of:=LOG10([.AJ43])" office:value-type="float" office:value="-7.21831497957344" calcext:value-type="float">
            <text:p>-7.2183149795734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562" calcext:value-type="float">
            <text:p>562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002.18" calcext:value-type="float">
            <text:p>1002.18</text:p>
          </table:table-cell>
          <table:table-cell office:value-type="float" office:value="840035" calcext:value-type="float">
            <text:p>840035</text:p>
          </table:table-cell>
          <table:table-cell office:value-type="float" office:value="23465" calcext:value-type="float">
            <text:p>23465</text:p>
          </table:table-cell>
          <table:table-cell office:value-type="float" office:value="72382" calcext:value-type="float">
            <text:p>72382</text:p>
          </table:table-cell>
          <table:table-cell office:value-type="float" office:value="27397" calcext:value-type="float">
            <text:p>27397</text:p>
          </table:table-cell>
          <table:table-cell office:value-type="float" office:value="0.0000000153638" calcext:value-type="float">
            <text:p>0.0000000153638</text:p>
          </table:table-cell>
          <table:table-cell table:formula="of:=LOG10([.AJ44])" office:value-type="float" office:value="-7.81350135494748" calcext:value-type="float">
            <text:p>-7.8135013549474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579" calcext:value-type="float">
            <text:p>57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002.27" calcext:value-type="float">
            <text:p>1002.27</text:p>
          </table:table-cell>
          <table:table-cell office:value-type="float" office:value="818314" calcext:value-type="float">
            <text:p>818314</text:p>
          </table:table-cell>
          <table:table-cell office:value-type="float" office:value="22953" calcext:value-type="float">
            <text:p>22953</text:p>
          </table:table-cell>
          <table:table-cell office:value-type="float" office:value="69988" calcext:value-type="float">
            <text:p>69988</text:p>
          </table:table-cell>
          <table:table-cell office:value-type="float" office:value="26971" calcext:value-type="float">
            <text:p>26971</text:p>
          </table:table-cell>
          <table:table-cell office:value-type="float" office:value="0.00000000387444" calcext:value-type="float">
            <text:p>0.00000000387444</text:p>
          </table:table-cell>
          <table:table-cell table:formula="of:=LOG10([.AJ45])" office:value-type="float" office:value="-8.41179106025059" calcext:value-type="float">
            <text:p>-8.4117910602505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596" calcext:value-type="float">
            <text:p>59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002.21" calcext:value-type="float">
            <text:p>1002.21</text:p>
          </table:table-cell>
          <table:table-cell office:value-type="float" office:value="837310" calcext:value-type="float">
            <text:p>837310</text:p>
          </table:table-cell>
          <table:table-cell office:value-type="float" office:value="23335" calcext:value-type="float">
            <text:p>23335</text:p>
          </table:table-cell>
          <table:table-cell office:value-type="float" office:value="70841" calcext:value-type="float">
            <text:p>70841</text:p>
          </table:table-cell>
          <table:table-cell office:value-type="float" office:value="27229" calcext:value-type="float">
            <text:p>27229</text:p>
          </table:table-cell>
          <table:table-cell office:value-type="float" office:value="0.000000000961484" calcext:value-type="float">
            <text:p>9.61484E-10</text:p>
          </table:table-cell>
          <table:table-cell table:formula="of:=LOG10([.AJ46])" office:value-type="float" office:value="-9.01705793843489" calcext:value-type="float">
            <text:p>-9.0170579384348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13" calcext:value-type="float">
            <text:p>61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002.19" calcext:value-type="float">
            <text:p>1002.19</text:p>
          </table:table-cell>
          <table:table-cell office:value-type="float" office:value="831528" calcext:value-type="float">
            <text:p>831528</text:p>
          </table:table-cell>
          <table:table-cell office:value-type="float" office:value="23167" calcext:value-type="float">
            <text:p>23167</text:p>
          </table:table-cell>
          <table:table-cell office:value-type="float" office:value="70564" calcext:value-type="float">
            <text:p>70564</text:p>
          </table:table-cell>
          <table:table-cell office:value-type="float" office:value="26435" calcext:value-type="float">
            <text:p>26435</text:p>
          </table:table-cell>
          <table:table-cell office:value-type="float" office:value="0.000000000240965" calcext:value-type="float">
            <text:p>2.40965E-10</text:p>
          </table:table-cell>
          <table:table-cell table:formula="of:=LOG10([.AJ47])" office:value-type="float" office:value="-9.6180460338182" calcext:value-type="float">
            <text:p>-9.618046033818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30" calcext:value-type="float">
            <text:p>63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002.2" calcext:value-type="float">
            <text:p>1002.2</text:p>
          </table:table-cell>
          <table:table-cell office:value-type="float" office:value="861736" calcext:value-type="float">
            <text:p>861736</text:p>
          </table:table-cell>
          <table:table-cell office:value-type="float" office:value="24234" calcext:value-type="float">
            <text:p>24234</text:p>
          </table:table-cell>
          <table:table-cell office:value-type="float" office:value="72800" calcext:value-type="float">
            <text:p>72800</text:p>
          </table:table-cell>
          <table:table-cell office:value-type="float" office:value="27228" calcext:value-type="float">
            <text:p>27228</text:p>
          </table:table-cell>
          <table:table-cell office:value-type="float" office:value="0.0000000000602259" calcext:value-type="float">
            <text:p>6.02259E-11</text:p>
          </table:table-cell>
          <table:table-cell table:formula="of:=LOG10([.AJ48])" office:value-type="float" office:value="-10.2202167012987" calcext:value-type="float">
            <text:p>-10.2202167012987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47" calcext:value-type="float">
            <text:p>64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002.26" calcext:value-type="float">
            <text:p>1002.26</text:p>
          </table:table-cell>
          <table:table-cell office:value-type="float" office:value="855440" calcext:value-type="float">
            <text:p>855440</text:p>
          </table:table-cell>
          <table:table-cell office:value-type="float" office:value="24007" calcext:value-type="float">
            <text:p>24007</text:p>
          </table:table-cell>
          <table:table-cell office:value-type="float" office:value="73247" calcext:value-type="float">
            <text:p>73247</text:p>
          </table:table-cell>
          <table:table-cell office:value-type="float" office:value="27711" calcext:value-type="float">
            <text:p>27711</text:p>
          </table:table-cell>
          <table:table-cell office:value-type="float" office:value="0.0000000000148848" calcext:value-type="float">
            <text:p>1.48848E-11</text:p>
          </table:table-cell>
          <table:table-cell table:formula="of:=LOG10([.AJ49])" office:value-type="float" office:value="-10.8272569963871" calcext:value-type="float">
            <text:p>-10.827256996387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64" calcext:value-type="float">
            <text:p>664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002.28" calcext:value-type="float">
            <text:p>1002.28</text:p>
          </table:table-cell>
          <table:table-cell office:value-type="float" office:value="845629" calcext:value-type="float">
            <text:p>845629</text:p>
          </table:table-cell>
          <table:table-cell office:value-type="float" office:value="23570" calcext:value-type="float">
            <text:p>23570</text:p>
          </table:table-cell>
          <table:table-cell office:value-type="float" office:value="72219" calcext:value-type="float">
            <text:p>72219</text:p>
          </table:table-cell>
          <table:table-cell office:value-type="float" office:value="26742" calcext:value-type="float">
            <text:p>26742</text:p>
          </table:table-cell>
          <table:table-cell office:value-type="float" office:value="0.00000000000371447" calcext:value-type="float">
            <text:p>3.71447E-12</text:p>
          </table:table-cell>
          <table:table-cell table:formula="of:=LOG10([.AJ50])" office:value-type="float" office:value="-11.4301031448902" calcext:value-type="float">
            <text:p>-11.43010314489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81" calcext:value-type="float">
            <text:p>68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002.28" calcext:value-type="float">
            <text:p>1002.28</text:p>
          </table:table-cell>
          <table:table-cell office:value-type="float" office:value="858206" calcext:value-type="float">
            <text:p>858206</text:p>
          </table:table-cell>
          <table:table-cell office:value-type="float" office:value="23885" calcext:value-type="float">
            <text:p>23885</text:p>
          </table:table-cell>
          <table:table-cell office:value-type="float" office:value="72644" calcext:value-type="float">
            <text:p>72644</text:p>
          </table:table-cell>
          <table:table-cell office:value-type="float" office:value="26843" calcext:value-type="float">
            <text:p>26843</text:p>
          </table:table-cell>
          <table:table-cell office:value-type="float" office:value="0.000000000000928406" calcext:value-type="float">
            <text:p>9.28406E-13</text:p>
          </table:table-cell>
          <table:table-cell table:formula="of:=LOG10([.AJ51])" office:value-type="float" office:value="-12.0322620614965" calcext:value-type="float">
            <text:p>-12.0322620614965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98" calcext:value-type="float">
            <text:p>69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002.4" calcext:value-type="float">
            <text:p>1002.4</text:p>
          </table:table-cell>
          <table:table-cell office:value-type="float" office:value="878039" calcext:value-type="float">
            <text:p>878039</text:p>
          </table:table-cell>
          <table:table-cell office:value-type="float" office:value="24068" calcext:value-type="float">
            <text:p>24068</text:p>
          </table:table-cell>
          <table:table-cell office:value-type="float" office:value="74174" calcext:value-type="float">
            <text:p>74174</text:p>
          </table:table-cell>
          <table:table-cell office:value-type="float" office:value="27610" calcext:value-type="float">
            <text:p>27610</text:p>
          </table:table-cell>
          <table:table-cell office:value-type="float" office:value="0.000000000000235872" calcext:value-type="float">
            <text:p>2.35872E-13</text:p>
          </table:table-cell>
          <table:table-cell table:formula="of:=LOG10([.AJ52])" office:value-type="float" office:value="-12.6273236104804" calcext:value-type="float">
            <text:p>-12.627323610480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715" calcext:value-type="float">
            <text:p>715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002.35" calcext:value-type="float">
            <text:p>1002.35</text:p>
          </table:table-cell>
          <table:table-cell office:value-type="float" office:value="855178" calcext:value-type="float">
            <text:p>855178</text:p>
          </table:table-cell>
          <table:table-cell office:value-type="float" office:value="24667" calcext:value-type="float">
            <text:p>24667</text:p>
          </table:table-cell>
          <table:table-cell office:value-type="float" office:value="72815" calcext:value-type="float">
            <text:p>72815</text:p>
          </table:table-cell>
          <table:table-cell office:value-type="float" office:value="27081" calcext:value-type="float">
            <text:p>27081</text:p>
          </table:table-cell>
          <table:table-cell office:value-type="float" office:value="0.0000000000000587716" calcext:value-type="float">
            <text:p>5.87716E-14</text:p>
          </table:table-cell>
          <table:table-cell table:formula="of:=LOG10([.AJ53])" office:value-type="float" office:value="-13.2308324858772" calcext:value-type="float">
            <text:p>-13.230832485877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732" calcext:value-type="float">
            <text:p>732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002.28" calcext:value-type="float">
            <text:p>1002.28</text:p>
          </table:table-cell>
          <table:table-cell office:value-type="float" office:value="872863" calcext:value-type="float">
            <text:p>872863</text:p>
          </table:table-cell>
          <table:table-cell office:value-type="float" office:value="23870" calcext:value-type="float">
            <text:p>23870</text:p>
          </table:table-cell>
          <table:table-cell office:value-type="float" office:value="73550" calcext:value-type="float">
            <text:p>73550</text:p>
          </table:table-cell>
          <table:table-cell office:value-type="float" office:value="27245" calcext:value-type="float">
            <text:p>27245</text:p>
          </table:table-cell>
          <table:table-cell office:value-type="float" office:value="0.0000000000000145619" calcext:value-type="float">
            <text:p>1.45619E-14</text:p>
          </table:table-cell>
          <table:table-cell table:formula="of:=LOG10([.AJ54])" office:value-type="float" office:value="-13.8367819556768" calcext:value-type="float">
            <text:p>-13.8367819556768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749" calcext:value-type="float">
            <text:p>74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002.26" calcext:value-type="float">
            <text:p>1002.26</text:p>
          </table:table-cell>
          <table:table-cell office:value-type="float" office:value="860749" calcext:value-type="float">
            <text:p>860749</text:p>
          </table:table-cell>
          <table:table-cell office:value-type="float" office:value="24438" calcext:value-type="float">
            <text:p>24438</text:p>
          </table:table-cell>
          <table:table-cell office:value-type="float" office:value="73386" calcext:value-type="float">
            <text:p>73386</text:p>
          </table:table-cell>
          <table:table-cell office:value-type="float" office:value="27572" calcext:value-type="float">
            <text:p>27572</text:p>
          </table:table-cell>
          <table:table-cell office:value-type="float" office:value="3.66939E-015" calcext:value-type="float">
            <text:p>3.66939E-15</text:p>
          </table:table-cell>
          <table:table-cell table:formula="of:=LOG10([.AJ55])" office:value-type="float" office:value="-14.435406126934" calcext:value-type="float">
            <text:p>-14.43540612693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766" calcext:value-type="float">
            <text:p>76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002.38" calcext:value-type="float">
            <text:p>1002.38</text:p>
          </table:table-cell>
          <table:table-cell office:value-type="float" office:value="857433" calcext:value-type="float">
            <text:p>857433</text:p>
          </table:table-cell>
          <table:table-cell office:value-type="float" office:value="23823" calcext:value-type="float">
            <text:p>23823</text:p>
          </table:table-cell>
          <table:table-cell office:value-type="float" office:value="73562" calcext:value-type="float">
            <text:p>73562</text:p>
          </table:table-cell>
          <table:table-cell office:value-type="float" office:value="26803" calcext:value-type="float">
            <text:p>26803</text:p>
          </table:table-cell>
          <table:table-cell office:value-type="float" office:value="9.30133E-016" calcext:value-type="float">
            <text:p>9.30133E-16</text:p>
          </table:table-cell>
          <table:table-cell table:formula="of:=LOG10([.AJ56])" office:value-type="float" office:value="-15.031454947106" calcext:value-type="float">
            <text:p>-15.03145494710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783" calcext:value-type="float">
            <text:p>78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0.61" calcext:value-type="float">
            <text:p>1090.61</text:p>
          </table:table-cell>
          <table:table-cell office:value-type="float" office:value="1001.33" calcext:value-type="float">
            <text:p>1001.33</text:p>
          </table:table-cell>
          <table:table-cell office:value-type="float" office:value="827483" calcext:value-type="float">
            <text:p>827483</text:p>
          </table:table-cell>
          <table:table-cell office:value-type="float" office:value="23076" calcext:value-type="float">
            <text:p>23076</text:p>
          </table:table-cell>
          <table:table-cell office:value-type="float" office:value="70634" calcext:value-type="float">
            <text:p>70634</text:p>
          </table:table-cell>
          <table:table-cell office:value-type="float" office:value="25963" calcext:value-type="float">
            <text:p>25963</text:p>
          </table:table-cell>
          <table:table-cell office:value-type="float" office:value="2.34499E-016" calcext:value-type="float">
            <text:p>2.34499E-16</text:p>
          </table:table-cell>
          <table:table-cell table:formula="of:=LOG10([.AJ57])" office:value-type="float" office:value="-15.6298590049549" calcext:value-type="float">
            <text:p>-15.6298590049549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91.56" calcext:value-type="float">
            <text:p>1091.56</text:p>
          </table:table-cell>
          <table:table-cell office:value-type="float" office:value="1002.3" calcext:value-type="float">
            <text:p>1002.3</text:p>
          </table:table-cell>
          <table:table-cell office:value-type="float" office:value="843463" calcext:value-type="float">
            <text:p>843463</text:p>
          </table:table-cell>
          <table:table-cell office:value-type="float" office:value="23204" calcext:value-type="float">
            <text:p>23204</text:p>
          </table:table-cell>
          <table:table-cell office:value-type="float" office:value="71995" calcext:value-type="float">
            <text:p>71995</text:p>
          </table:table-cell>
          <table:table-cell office:value-type="float" office:value="26397" calcext:value-type="float">
            <text:p>26397</text:p>
          </table:table-cell>
          <table:table-cell office:value-type="float" office:value="5.75794E-017" calcext:value-type="float">
            <text:p>5.75794E-17</text:p>
          </table:table-cell>
          <table:table-cell table:formula="of:=LOG10([.AJ58])" office:value-type="float" office:value="-16.2397328649537" calcext:value-type="float">
            <text:p>-16.2397328649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5T19:52:46.034448913</dc:date>
    <meta:editing-duration>PT10M56S</meta:editing-duration>
    <meta:editing-cycles>1</meta:editing-cycles>
    <meta:document-statistic meta:table-count="1" meta:cell-count="1106" meta:object-count="1"/>
    <meta:generator>LibreOffice/7.3.3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55cm" svg:height="9cm" xlink:href=".." xlink:type="simple" chart:class="chart:line" chart:style-name="ch1">
        <chart:title svg:x="4.557cm" svg:y="0.316cm" chart:style-name="ch2">
          <text:p>Eroarea operatiei X^2 la diferite scări, valori între [-1,1]</text:p>
        </chart:title>
        <chart:subtitle svg:x="8.485cm" svg:y="1.275cm" chart:style-name="ch3">
          <text:p>Batch Size 16384</text:p>
        </chart:subtitle>
        <chart:legend chart:legend-position="end" svg:x="17.144cm" svg:y="3.952cm" style:legend-expansion="high" chart:style-name="ch4"/>
        <chart:plot-area chart:style-name="ch5" table:cell-range-address="1_power_raising_test_averages_scale_no_fixScale_16k.A3:1_power_raising_test_averages_scale_no_fixScale_16k.C42" chart:data-source-has-labels="both" svg:x="1.414cm" svg:y="2.138cm" svg:width="15.327cm" svg:height="5.701cm">
          <chart:coordinate-region svg:x="2.141cm" svg:y="2.337cm" svg:width="14.6cm" svg:height="5.303cm"/>
          <chart:axis chart:dimension="x" chart:name="primary-x" chart:style-name="ch6" chartooo:axis-type="auto">
            <chartooo:date-scale/>
            <chart:title svg:x="8.636cm" svg:y="8.019cm" chart:style-name="ch7">
              <text:p>scale</text:p>
            </chart:title>
            <chart:categories table:cell-range-address="1_power_raising_test_averages_scale_no_fixScale_16k.A3:1_power_raising_test_averages_scale_no_fixScale_16k.A42"/>
          </chart:axis>
          <chart:axis chart:dimension="y" chart:name="primary-y" chart:style-name="ch6">
            <chart:title svg:x="0.451cm" svg:y="5.905cm" chart:style-name="ch8">
              <text:p>log10(error)</text:p>
            </chart:title>
            <chart:grid chart:style-name="ch9" chart:class="major"/>
          </chart:axis>
          <chart:series chart:style-name="ch10" chart:values-cell-range-address="1_power_raising_test_averages_scale_no_fixScale_16k.B3:1_power_raising_test_averages_scale_no_fixScale_16k.B42" loext:label-string="&quot;HELib C=8&quot;" chart:class="chart:line">
            <chart:data-point chart:repeated="40"/>
          </chart:series>
          <chart:series chart:style-name="ch11" chart:values-cell-range-address="1_power_raising_test_averages_scale_no_fixScale_16k.C3:1_power_raising_test_averages_scale_no_fixScale_16k.C42" loext:label-string="&quot;SEAL&quot;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Lib C=8</text:p>
              </table:table-cell>
              <table:table-cell office:value-type="string">
                <text:p>SEA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1_power_raising_test_averages_scale_no_fixScale_16k.A3:1_power_raising_test_averages_scale_no_fixScale_16k.A42</svg:desc>
                </draw:g>
              </table:table-cell>
              <table:table-cell office:value-type="float" office:value="-2.78561187054706">
                <text:p>-2.78561187054706</text:p>
                <draw:g>
                  <svg:desc>1_power_raising_test_averages_scale_no_fixScale_16k.B3:1_power_raising_test_averages_scale_no_fixScale_16k.B42</svg:desc>
                </draw:g>
              </table:table-cell>
              <table:table-cell office:value-type="float" office:value="NaN">
                <text:p>NaN</text:p>
                <draw:g>
                  <svg:desc>1_power_raising_test_averages_scale_no_fixScale_16k.C3:1_power_raising_test_averages_scale_no_fixScale_16k.C4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3.38792748551887">
                <text:p>-3.38792748551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3.99057885141745">
                <text:p>-3.99057885141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4.59611455861946">
                <text:p>-4.59611455861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5.19412413860527">
                <text:p>-5.19412413860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5.80157386518057">
                <text:p>-5.80157386518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6.39627875641529">
                <text:p>-6.39627875641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7.00163384524738">
                <text:p>-7.00163384524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7.60044222120637">
                <text:p>-7.60044222120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8.20456979716777">
                <text:p>-8.20456979716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8.80748551263485">
                <text:p>-8.80748551263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9.41022013045245">
                <text:p>-9.41022013045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0.0117162429196">
                <text:p>-10.0117162429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0.615383185405">
                <text:p>-10.615383185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1.2129343248204">
                <text:p>-11.2129343248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1.8174056176623">
                <text:p>-11.8174056176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2.4181731759745">
                <text:p>-12.4181731759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3.0223047390654">
                <text:p>-13.0223047390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3.6193691430706">
                <text:p>-13.6193691430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4.2255093117073">
                <text:p>-14.2255093117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4.8256116141495">
                <text:p>-14.825611614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5.4326301004007">
                <text:p>-15.4326301004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6.0286661564054">
                <text:p>-16.0286661564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6.6311889303068">
                <text:p>-16.6311889303068</text:p>
              </table:table-cell>
              <table:table-cell office:value-type="float" office:value="-6.61024757091998">
                <text:p>-6.6102475709199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7.2364477261453">
                <text:p>-17.2364477261453</text:p>
              </table:table-cell>
              <table:table-cell office:value-type="float" office:value="-7.21831497957344">
                <text:p>-7.218314979573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7.8389346117406">
                <text:p>-17.8389346117406</text:p>
              </table:table-cell>
              <table:table-cell office:value-type="float" office:value="-7.81350135494748">
                <text:p>-7.8135013549474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8.4370235113334">
                <text:p>-18.4370235113334</text:p>
              </table:table-cell>
              <table:table-cell office:value-type="float" office:value="-8.41179106025059">
                <text:p>-8.4117910602505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9.041257466909">
                <text:p>-19.041257466909</text:p>
              </table:table-cell>
              <table:table-cell office:value-type="float" office:value="-9.01705793843489">
                <text:p>-9.0170579384348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9.6370747857081">
                <text:p>-19.6370747857081</text:p>
              </table:table-cell>
              <table:table-cell office:value-type="float" office:value="-9.6180460338182">
                <text:p>-9.61804603381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20.2390560731772">
                <text:p>-20.2390560731772</text:p>
              </table:table-cell>
              <table:table-cell office:value-type="float" office:value="-10.2202167012987">
                <text:p>-10.220216701298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20.8464290185662">
                <text:p>-20.8464290185662</text:p>
              </table:table-cell>
              <table:table-cell office:value-type="float" office:value="-10.8272569963871">
                <text:p>-10.827256996387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21.4461776332461">
                <text:p>-21.4461776332461</text:p>
              </table:table-cell>
              <table:table-cell office:value-type="float" office:value="-11.4301031448902">
                <text:p>-11.430103144890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22.05503197896">
                <text:p>-22.05503197896</text:p>
              </table:table-cell>
              <table:table-cell office:value-type="float" office:value="-12.0322620614965">
                <text:p>-12.03226206149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22.6540051726897">
                <text:p>-22.6540051726897</text:p>
              </table:table-cell>
              <table:table-cell office:value-type="float" office:value="-12.6273236104804">
                <text:p>-12.627323610480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23.2585222116696">
                <text:p>-23.2585222116696</text:p>
              </table:table-cell>
              <table:table-cell office:value-type="float" office:value="-13.2308324858772">
                <text:p>-13.230832485877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23.8559896514693">
                <text:p>-23.8559896514693</text:p>
              </table:table-cell>
              <table:table-cell office:value-type="float" office:value="-13.8367819556768">
                <text:p>-13.83678195567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24.460017348301">
                <text:p>-24.460017348301</text:p>
              </table:table-cell>
              <table:table-cell office:value-type="float" office:value="-14.435406126934">
                <text:p>-14.43540612693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25.0646706197334">
                <text:p>-25.0646706197334</text:p>
              </table:table-cell>
              <table:table-cell office:value-type="float" office:value="-15.031454947106">
                <text:p>-15.0314549471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25.6653753795459">
                <text:p>-25.6653753795459</text:p>
              </table:table-cell>
              <table:table-cell office:value-type="float" office:value="-15.6298590049549">
                <text:p>-15.62985900495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26.2668300296742">
                <text:p>-26.2668300296742</text:p>
              </table:table-cell>
              <table:table-cell office:value-type="float" office:value="-16.2397328649537">
                <text:p>-16.2397328649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